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630cf" officeooo:paragraph-rsid="001630cf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6eb4c" officeooo:paragraph-rsid="0016eb4c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8d2e3" officeooo:paragraph-rsid="0018d2e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ca11b" officeooo:paragraph-rsid="001ca11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0c55c" officeooo:paragraph-rsid="0020c55c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dd2d" style:font-weight-asian="normal" style:font-weight-complex="normal"/>
    </style:style>
    <style:style style:name="T3" style:family="text">
      <style:text-properties fo:font-weight="normal" officeooo:rsid="001a3157" style:font-weight-asian="normal" style:font-weight-complex="normal"/>
    </style:style>
    <style:style style:name="T4" style:family="text">
      <style:text-properties fo:font-weight="normal" officeooo:rsid="001bc113" style:font-weight-asian="normal" style:font-weight-complex="normal"/>
    </style:style>
    <style:style style:name="T5" style:family="text">
      <style:text-properties fo:font-weight="normal" officeooo:rsid="001e67e6" style:font-weight-asian="normal" style:font-weight-complex="normal"/>
    </style:style>
    <style:style style:name="T6" style:family="text">
      <style:text-properties fo:font-weight="normal" officeooo:rsid="001f942d" style:font-weight-asian="normal" style:font-weight-complex="normal"/>
    </style:style>
    <style:style style:name="T7" style:family="text">
      <style:text-properties fo:font-weight="normal" officeooo:rsid="0021efd9" style:font-weight-asian="normal" style:font-weight-complex="normal"/>
    </style:style>
    <style:style style:name="T8" style:family="text">
      <style:text-properties fo:font-weight="normal" officeooo:rsid="0023869e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386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ientação a Objetos Javascript – Anotações</text:p>
      <text:p text:style-name="P1"/>
      <text:p text:style-name="P1"/>
      <text:p text:style-name="P2">Paradigmas:</text:p>
      <text:p text:style-name="P2"><text:span text:style-name="T1"><text:tab/>- </text:span><text:span text:style-name="T2">Imperativo: declara como as coisas vão funcionar</text:span></text:p>
      <text:p text:style-name="P2"><text:span text:style-name="T2"><text:tab/>- Declarativo: apenas declara as coisas e elas acontecem.</text:span></text:p>
      <text:p text:style-name="P2"><text:span text:style-name="T2"/></text:p>
      <text:p text:style-name="P3">Pilares da Orientação a Objetos:</text:p>
      <text:p text:style-name="P2"><text:span text:style-name="T2"><text:tab/>- </text:span><text:span text:style-name="T3">Abstração: </text:span><text:span text:style-name="T4">Simplificar e generalizar</text:span></text:p>
      <text:p text:style-name="P2"><text:span text:style-name="T2"><text:tab/>- </text:span><text:span text:style-name="T4">Herança: Objetos filhos que herdam atributos de objetos pai;</text:span></text:p>
      <text:p text:style-name="P2"><text:span text:style-name="T2"><text:tab/>- </text:span><text:span text:style-name="T4">Encapsulamento: Cada classe tem propriedades e métodos independentes do resto do <text:tab/>código.</text:span></text:p>
      <text:p text:style-name="P2"><text:span text:style-name="T2"><text:tab/>- </text:span><text:span text:style-name="T4">Polimorfismo: objetos podem herdar a mesma classe pai, mas se comportam de forma <text:tab/>diferente quando invocamos sues métodos.</text:span></text:p>
      <text:p text:style-name="P2"><text:span text:style-name="T2"/></text:p>
      <text:p text:style-name="P4">Protótipos:</text:p>
      <text:p text:style-name="P4"><text:span text:style-name="T1"><text:tab/>- </text:span><text:span text:style-name="T5">Todos os objetos Javascript herdam propriedades e métodos de um prototype. O objeto <text:tab/>Object.prototype está no topo da cadeia.</text:span></text:p>
      <text:p text:style-name="P2"><text:span text:style-name="T2"><text:tab/>- __</text:span><text:span text:style-name="T6">proto__.</text:span></text:p>
      <text:p text:style-name="P2"><text:span text:style-name="T2"/></text:p>
      <text:p text:style-name="P5">Classes:</text:p>
      <text:p text:style-name="P5"><text:span text:style-name="T1"><text:tab/>- </text:span><text:span text:style-name="T7">Apesar de atualmente o Javascript ter Classes, por debaixo dos panos ainda tudo são <text:tab/>objetos e a herança existe por prototypes.</text:span></text:p>
      <text:p text:style-name="P5"><text:span text:style-name="T7"><text:tab/></text:span></text:p>
      <text:p text:style-name="P2"><text:span text:style-name="T2"><text:tab/>- </text:span><text:span text:style-name="T7">Apenas a sintaxe é parecida com a de outras linguagens orientadas a objetos.</text:span></text:p>
      <text:p text:style-name="P2"><text:span text:style-name="T7"/></text:p>
      <text:p text:style-name="P2"><text:span text:style-name="T2"><text:tab/>- </text:span><text:span text:style-name="T8">getter e setter.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7:54:34.948378894</meta:creation-date>
    <dc:date>2021-10-18T18:12:13.273693254</dc:date>
    <meta:editing-duration>PT17M33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39" meta:character-count="903" meta:non-whitespace-character-count="763"/>
  </office:meta>
</office:document-meta>
</file>